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ourier New" style:font-name-complex="Courier New"/>
    </style:style>
    <style:style style:name="T3" style:parent-style-name="DefaultParagraphFont" style:family="text">
      <style:text-properties style:font-name="Courier New" style:font-name-complex="Courier New"/>
    </style:style>
    <style:style style:name="T4" style:parent-style-name="DefaultParagraphFont" style:family="text">
      <style:text-properties style:font-name="Courier New" style:font-name-complex="Courier New"/>
    </style:style>
    <style:style style:name="P5" style:parent-style-name="Standard" style:family="paragraph">
      <style:text-properties style:font-name="Courier New" style:font-name-complex="Courier New"/>
    </style:style>
    <style:style style:name="T6" style:parent-style-name="DefaultParagraphFont" style:family="text">
      <style:text-properties style:font-name="Courier New" style:font-name-complex="Courier New"/>
    </style:style>
    <style:style style:name="T7" style:parent-style-name="DefaultParagraphFont" style:family="text">
      <style:text-properties style:font-name="Courier New" style:font-name-complex="Courier New"/>
    </style:style>
    <style:style style:name="T8" style:parent-style-name="DefaultParagraphFont" style:family="text">
      <style:text-properties style:font-name="Courier New" style:font-name-complex="Courier New"/>
    </style:style>
    <style:style style:name="T9" style:parent-style-name="DefaultParagraphFont" style:family="text">
      <style:text-properties style:font-name="Courier New" style:font-name-complex="Courier New"/>
    </style:style>
    <style:style style:name="T10" style:parent-style-name="DefaultParagraphFont" style:family="text">
      <style:text-properties style:font-name="Courier New" style:font-name-complex="Courier New"/>
    </style:style>
    <style:style style:name="T11" style:parent-style-name="DefaultParagraphFont" style:family="text">
      <style:text-properties style:font-name="Courier New" style:font-name-complex="Courier New"/>
    </style:style>
    <style:style style:name="P12" style:parent-style-name="Standard" style:family="paragraph">
      <style:text-properties style:font-name="Courier New" style:font-name-complex="Courier New"/>
    </style:style>
    <style:style style:name="P13" style:parent-style-name="Standard" style:family="paragraph">
      <style:text-properties style:font-name="Courier New" style:font-name-complex="Courier New"/>
    </style:style>
    <style:style style:name="P14" style:parent-style-name="Standard" style:family="paragraph">
      <style:text-properties style:font-name="Courier New" style:font-name-complex="Courier New"/>
    </style:style>
    <style:style style:name="P15" style:parent-style-name="Standard" style:family="paragraph">
      <style:text-properties style:font-name="Courier New" style:font-name-complex="Courier New"/>
    </style:style>
    <style:style style:name="T16" style:parent-style-name="DefaultParagraphFont" style:family="text">
      <style:text-properties style:font-name="Courier New" style:font-name-complex="Courier New"/>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fo:font-style="italic" style:font-style-asian="italic" style:font-style-complex="italic"/>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P21" style:parent-style-name="Standard" style:family="paragraph">
      <style:text-properties style:font-name="Courier New" style:font-name-complex="Courier New"/>
    </style:style>
    <style:style style:name="P22" style:parent-style-name="Title" style:family="paragraph">
      <style:paragraph-properties fo:break-before="page" fo:text-align="start"/>
    </style:style>
    <style:style style:name="P23" style:parent-style-name="Standard" style:family="paragraph">
      <style:text-properties style:font-name="Courier New"/>
    </style:style>
    <style:style style:name="P24" style:parent-style-name="Standard" style:family="paragraph">
      <style:text-properties style:font-name="Courier New"/>
    </style:style>
    <style:style style:name="P25" style:parent-style-name="Standard" style:family="paragraph">
      <style:text-properties style:font-name="Courier New"/>
    </style:style>
    <style:style style:name="P26" style:parent-style-name="Standard" style:family="paragraph">
      <style:text-properties style:font-name="Courier New"/>
    </style:style>
    <style:style style:name="P27" style:parent-style-name="Standard" style:family="paragraph">
      <style:text-properties style:font-name="Courier New"/>
    </style:style>
    <style:style style:name="P28" style:parent-style-name="Standard" style:family="paragraph">
      <style:text-properties style:font-name="Courier New"/>
    </style:style>
    <style:style style:name="P29" style:parent-style-name="Standard" style:family="paragraph">
      <style:text-properties style:font-name="Courier New"/>
    </style:style>
    <style:style style:name="P30" style:parent-style-name="Standard" style:family="paragraph">
      <style:text-properties style:font-name="Courier New"/>
    </style:style>
    <style:style style:name="T31" style:parent-style-name="DefaultParagraphFont" style:family="text">
      <style:text-properties style:font-name="Courier New"/>
    </style:style>
    <style:style style:name="T32" style:parent-style-name="DefaultParagraphFont" style:family="text">
      <style:text-properties style:font-name="Courier New" fo:font-style="italic" style:font-style-asian="italic" style:font-style-complex="italic"/>
    </style:style>
    <style:style style:name="P33" style:parent-style-name="Standard" style:family="paragraph">
      <style:text-properties style:font-name="Courier New" fo:font-style="italic" style:font-style-asian="italic" style:font-style-complex="italic"/>
    </style:style>
    <style:style style:name="P34" style:parent-style-name="Standard" style:family="paragraph">
      <style:text-properties style:font-name="Courier New" fo:font-style="italic" style:font-style-asian="italic" style:font-style-complex="italic"/>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style:font-name="Courier New" style:font-name-complex="Courier New"/>
    </style:style>
    <style:style style:name="P37" style:parent-style-name="Standard" style:family="paragraph">
      <style:text-properties style:font-name="Courier New"/>
    </style:style>
    <style:style style:name="P38" style:parent-style-name="Standard" style:family="paragraph">
      <style:text-properties style:font-name="Courier New"/>
    </style:style>
    <style:style style:name="P39" style:parent-style-name="Standard" style:family="paragraph">
      <style:text-properties style:font-name="Courier New"/>
    </style:style>
    <style:style style:name="P40" style:parent-style-name="Standard" style:family="paragraph">
      <style:text-properties style:font-name="Courier New"/>
    </style:style>
    <style:style style:name="P41" style:parent-style-name="Standard" style:family="paragraph">
      <style:text-properties style:font-name="Courier New"/>
    </style:style>
    <style:style style:name="P42" style:parent-style-name="Standard" style:family="paragraph">
      <style:text-properties style:font-name="Courier New"/>
    </style:style>
    <style:style style:name="P43" style:parent-style-name="Standard" style:family="paragraph">
      <style:text-properties style:font-name="Courier New"/>
    </style:style>
    <style:style style:name="P44" style:parent-style-name="Standard" style:family="paragraph">
      <style:text-properties style:font-name="Courier New"/>
    </style:style>
    <style:style style:name="P45" style:parent-style-name="Standard" style:family="paragraph">
      <style:text-properties style:font-name="Courier New"/>
    </style:style>
    <style:style style:name="P46" style:parent-style-name="Standard" style:family="paragraph">
      <style:text-properties fo:language="nl" fo:country="NL"/>
    </style:style>
    <style:style style:name="P47" style:parent-style-name="Standard" style:family="paragraph">
      <style:text-properties fo:language="nl" fo:country="NL"/>
    </style:style>
    <style:style style:name="P48" style:parent-style-name="Title" style:family="paragraph">
      <style:paragraph-properties fo:text-align="start"/>
      <style:text-properties fo:language="nl" fo:country="NL"/>
    </style:style>
    <style:style style:name="T49" style:parent-style-name="DefaultParagraphFont" style:family="text">
      <style:text-properties fo:font-style="italic" style:font-style-asian="italic" style:font-style-complex="italic" fo:language="nl" fo:country="NL"/>
    </style:style>
    <style:style style:name="T50" style:parent-style-name="DefaultParagraphFont" style:family="text">
      <style:text-properties fo:language="nl" fo:country="NL"/>
    </style:style>
    <style:style style:name="T51" style:parent-style-name="DefaultParagraphFont" style:family="text">
      <style:text-properties fo:language="nl" fo:country="NL"/>
    </style:style>
    <style:style style:name="T52" style:parent-style-name="DefaultParagraphFont" style:family="text">
      <style:text-properties fo:language="fr" fo:country="FR"/>
    </style:style>
    <style:style style:name="P53" style:parent-style-name="Textbody" style:family="paragraph">
      <style:text-properties fo:language="fr" fo:country="FR"/>
    </style:style>
    <style:style style:name="P54" style:parent-style-name="Textbody" style:family="paragraph">
      <style:text-properties fo:language="fr" fo:country="FR"/>
    </style:style>
    <style:style style:name="P55" style:parent-style-name="Textbody" style:family="paragraph">
      <style:text-properties fo:language="fr" fo:country="FR"/>
    </style:style>
    <style:style style:name="P56" style:parent-style-name="Textbody" style:family="paragraph">
      <style:text-properties fo:language="fr" fo:country="FR"/>
    </style:style>
    <style:style style:name="P57" style:parent-style-name="Textbody" style:family="paragraph">
      <style:text-properties fo:language="fr" fo:country="FR"/>
    </style:style>
    <style:style style:name="P58" style:parent-style-name="Textbody" style:family="paragraph">
      <style:text-properties fo:language="fr" fo:country="FR"/>
    </style:style>
    <style:style style:name="P59" style:parent-style-name="Textbody" style:family="paragraph">
      <style:text-properties style:font-name="Courier New"/>
    </style:style>
    <style:style style:name="P60" style:parent-style-name="Textbody" style:family="paragraph">
      <style:text-properties style:font-name="Courier New"/>
    </style:style>
    <style:style style:name="P61" style:parent-style-name="Textbody" style:family="paragraph">
      <style:text-properties style:font-name="Courier New"/>
    </style:style>
    <style:style style:name="P62" style:parent-style-name="Textbody" style:family="paragraph">
      <style:text-properties style:font-name="Courier New"/>
    </style:style>
    <style:style style:name="P63" style:parent-style-name="Textbody" style:family="paragraph">
      <style:text-properties style:font-name="Courier New"/>
    </style:style>
    <style:style style:name="P64" style:parent-style-name="Textbody" style:family="paragraph">
      <style:text-properties style:font-name="Courier New"/>
    </style:style>
    <style:style style:name="P65" style:parent-style-name="Textbody" style:family="paragraph">
      <style:text-properties style:font-name="Courier New"/>
    </style:style>
    <style:style style:name="P66" style:parent-style-name="Textbody" style:family="paragraph">
      <style:text-properties style:font-name="Courier New"/>
    </style:style>
    <style:style style:name="P67" style:parent-style-name="Textbody" style:family="paragraph">
      <style:text-properties style:font-name="Courier New"/>
    </style:style>
    <style:style style:name="P68" style:parent-style-name="Normal" style:family="paragraph">
      <style:paragraph-properties fo:break-before="page"/>
      <style:text-properties fo:hyphenate="true"/>
    </style:style>
    <style:style style:name="P69" style:parent-style-name="Normal" style:family="paragraph">
      <style:text-properties fo:language="de" fo:country="DE"/>
    </style:style>
    <style:style style:name="P70" style:parent-style-name="Normal" style:family="paragraph">
      <style:text-properties fo:language="de" fo:country="DE"/>
    </style:style>
    <style:style style:name="P71" style:parent-style-name="Normal" style:family="paragraph">
      <style:text-properties style:font-name="Courier New" style:font-name-complex="Courier New" fo:language="de" fo:country="DE"/>
    </style:style>
    <style:style style:name="P72" style:parent-style-name="Normal" style:family="paragraph">
      <style:text-properties style:font-name="Courier New" style:font-name-complex="Courier New" fo:language="de" fo:country="DE"/>
    </style:style>
    <style:style style:name="T73" style:parent-style-name="DefaultParagraphFont" style:family="text">
      <style:text-properties style:font-name="Courier New" style:font-name-complex="Courier New" fo:language="de" fo:country="DE"/>
    </style:style>
    <style:style style:name="T74" style:parent-style-name="DefaultParagraphFont" style:family="text">
      <style:text-properties style:font-name="Agency FB" style:font-name-complex="Calibri Light"/>
    </style:style>
    <style:style style:name="P75" style:parent-style-name="Normal" style:family="paragraph">
      <style:text-properties style:font-name="Calibri Light" style:font-name-complex="Calibri Light"/>
    </style:style>
    <style:style style:name="P76" style:parent-style-name="Normal" style:family="paragraph">
      <style:text-properties style:font-name="Courier New" style:font-name-complex="Courier New"/>
    </style:style>
    <style:style style:name="P77" style:parent-style-name="Normal" style:family="paragraph">
      <style:text-properties style:font-name="Courier New" style:font-name-complex="Courier New"/>
    </style:style>
    <style:style style:name="P78" style:parent-style-name="Normal" style:family="paragraph">
      <style:text-properties style:font-name="Courier New" style:font-name-complex="Courier New"/>
    </style:style>
    <style:style style:name="P79" style:parent-style-name="Normal" style:family="paragraph">
      <style:text-properties style:font-name="Courier New" style:font-name-complex="Courier New"/>
    </style:style>
    <style:style style:name="P80" style:parent-style-name="Normal" style:family="paragraph">
      <style:text-properties style:font-name="Courier New" style:font-name-complex="Courier New"/>
    </style:style>
    <style:style style:name="P81" style:parent-style-name="Normal" style:family="paragraph">
      <style:text-properties style:font-name="Courier New" style:font-name-complex="Courier New"/>
    </style:style>
    <style:style style:name="P82" style:parent-style-name="Normal" style:family="paragraph">
      <style:text-properties style:font-name="Courier New" style:font-name-complex="Courier New"/>
    </style:style>
    <style:style style:name="P83" style:parent-style-name="Normal" style:family="paragraph">
      <style:text-properties style:font-name="Courier New" style:font-name-complex="Courier New"/>
    </style:style>
    <style:style style:name="P84" style:parent-style-name="Normal" style:family="paragraph">
      <style:text-properties style:font-name="Courier New" style:font-name-complex="Courier New"/>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text-properties style:font-name="Courier New" style:font-name-complex="Courier New"/>
    </style:style>
    <style:style style:name="P88" style:parent-style-name="Normal" style:family="paragraph">
      <style:text-properties style:font-name="Courier New" style:font-name-complex="Courier New"/>
    </style:style>
    <style:style style:name="P89" style:parent-style-name="Normal" style:family="paragraph">
      <style:text-properties style:font-name="Courier New" style:font-name-complex="Courier New"/>
    </style:style>
    <style:style style:name="P90" style:parent-style-name="Normal" style:family="paragraph">
      <style:text-properties style:font-name="Courier New" style:font-name-complex="Courier New"/>
    </style:style>
    <style:style style:name="P91" style:parent-style-name="Normal" style:family="paragraph">
      <style:text-properties style:font-name="Courier New" style:font-name-complex="Courier New"/>
    </style:style>
    <style:style style:name="T92" style:parent-style-name="DefaultParagraphFont" style:family="text">
      <style:text-properties style:font-name="Courier New" style:font-name-complex="Courier New"/>
    </style:style>
    <style:style style:name="T93" style:parent-style-name="DefaultParagraphFont" style:family="text">
      <style:text-properties style:font-name="Courier New" style:font-name-complex="Courier New"/>
    </style:style>
    <style:style style:name="P94" style:parent-style-name="Normal" style:family="paragraph">
      <style:text-properties style:font-name="Courier New" style:font-name-complex="Courier New"/>
    </style:style>
    <style:style style:name="P95" style:parent-style-name="Normal" style:family="paragraph">
      <style:text-properties style:font-name="Courier New" style:font-name-complex="Courier New"/>
    </style:style>
    <style:style style:name="P96" style:parent-style-name="Normal" style:family="paragraph">
      <style:text-properties style:font-name="Courier New" style:font-name-complex="Courier New"/>
    </style:style>
    <style:style style:name="P97" style:parent-style-name="Normal" style:family="paragraph">
      <style:text-properties style:font-name="Courier New" style:font-name-complex="Courier New"/>
    </style:style>
    <style:style style:name="P98" style:parent-style-name="Normal" style:family="paragraph">
      <style:text-properties style:font-name="Courier New" style:font-name-complex="Courier New"/>
    </style:style>
    <style:style style:name="P99" style:parent-style-name="Normal" style:family="paragraph">
      <style:text-properties style:font-name="Courier New" style:font-name-complex="Courier New"/>
    </style:style>
    <style:style style:name="P100" style:parent-style-name="Normal" style:family="paragraph">
      <style:text-properties style:font-name="Courier New" style:font-name-complex="Courier New"/>
    </style:style>
    <style:style style:name="P101" style:parent-style-name="Normal" style:family="paragraph">
      <style:text-properties style:font-name="Courier New" style:font-name-complex="Courier New"/>
    </style:style>
    <style:style style:name="P102" style:parent-style-name="Normal" style:family="paragraph">
      <style:text-properties style:font-name="Courier New" style:font-name-complex="Courier New"/>
    </style:style>
    <style:style style:name="P103" style:parent-style-name="Normal" style:family="paragraph">
      <style:text-properties style:font-name="Courier New" style:font-name-complex="Courier New"/>
    </style:style>
    <style:style style:name="P104" style:parent-style-name="Normal" style:family="paragraph">
      <style:text-properties style:font-name="Courier New" style:font-name-complex="Courier New"/>
    </style:style>
    <style:style style:name="P105" style:parent-style-name="Normal" style:family="paragraph">
      <style:text-properties style:font-name="Courier New" style:font-name-complex="Courier New" fo:language="de" fo:country="DE"/>
    </style:style>
    <style:style style:name="P106" style:parent-style-name="Normal" style:family="paragraph">
      <style:text-properties fo:language="de" fo:country="DE"/>
    </style:style>
    <style:style style:name="P107" style:parent-style-name="Normal" style:family="paragraph">
      <style:text-properties style:font-name="Courier New" style:font-name-complex="Courier New" fo:language="de" fo:country="DE"/>
    </style:style>
    <style:style style:name="P108" style:parent-style-name="Normal" style:family="paragraph">
      <style:text-properties style:font-name="Courier New" style:font-name-complex="Courier New"/>
    </style:style>
    <style:style style:name="P109" style:parent-style-name="Normal" style:family="paragraph">
      <style:text-properties style:font-name="Courier New" style:font-name-complex="Courier New"/>
    </style:style>
    <style:style style:name="P110" style:parent-style-name="Normal" style:family="paragraph">
      <style:text-properties style:font-name="Courier New" style:font-name-complex="Courier New"/>
    </style:style>
    <style:style style:name="P111" style:parent-style-name="Normal" style:family="paragraph">
      <style:text-properties style:font-name="Courier New" style:font-name-complex="Courier New"/>
    </style:style>
    <style:style style:name="P112" style:parent-style-name="Normal" style:family="paragraph">
      <style:text-properties style:font-name="Courier New" style:font-name-complex="Courier New"/>
    </style:style>
    <style:style style:name="P113" style:parent-style-name="Normal" style:family="paragraph">
      <style:text-properties style:font-name="Courier New" style:font-name-complex="Courier New"/>
    </style:style>
    <style:style style:name="P114" style:parent-style-name="Normal" style:family="paragraph">
      <style:text-properties style:font-name="Courier New" style:font-name-complex="Courier New"/>
    </style:style>
    <style:style style:name="P115" style:parent-style-name="Normal" style:family="paragraph">
      <style:text-properties style:font-name="Courier New" style:font-name-complex="Courier New"/>
    </style:style>
    <style:style style:name="P116" style:parent-style-name="Normal" style:family="paragraph">
      <style:paragraph-properties fo:text-indent="0.4923in"/>
    </style:style>
    <style:style style:name="P117" style:parent-style-name="Normal" style:family="paragraph">
      <style:text-properties style:font-name="Courier New" style:font-name-complex="Courier New"/>
    </style:style>
    <style:style style:name="P118" style:parent-style-name="Normal" style:family="paragraph">
      <style:text-properties style:font-name="Courier New" style:font-name-complex="Courier New"/>
    </style:style>
    <style:style style:name="P119" style:parent-style-name="Normal" style:family="paragraph">
      <style:text-properties style:font-name="Courier New" style:font-name-complex="Courier New"/>
    </style:style>
    <style:style style:name="P120" style:parent-style-name="Normal" style:family="paragraph">
      <style:paragraph-properties fo:break-before="page"/>
      <style:text-properties fo:hyphenate="true"/>
    </style:style>
    <style:style style:name="P121" style:parent-style-name="Normal" style:family="paragraph">
      <style:text-properties fo:font-weight="bold" style:font-weight-asian="bold" style:font-weight-complex="bold"/>
    </style:style>
    <style:style style:name="T122" style:parent-style-name="DefaultParagraphFont" style:family="text">
      <style:text-properties fo:language="pt" fo:country="PT"/>
    </style:style>
    <style:style style:name="T123" style:parent-style-name="DefaultParagraphFont" style:family="text">
      <style:text-properties fo:language="pt" fo:country="PT"/>
    </style:style>
    <style:style style:name="T124" style:parent-style-name="DefaultParagraphFont" style:family="text">
      <style:text-properties fo:language="pt" fo:country="PT"/>
    </style:style>
    <style:style style:name="P125" style:parent-style-name="Normal" style:family="paragraph">
      <style:text-properties fo:language="de" fo:country="DE"/>
    </style:style>
    <style:style style:name="P126" style:parent-style-name="Normal" style:family="paragraph">
      <style:text-properties fo:language="de" fo:country="DE"/>
    </style:style>
    <style:style style:name="P127" style:parent-style-name="Normal" style:family="paragraph">
      <style:text-properties fo:language="de" fo:country="DE"/>
    </style:style>
    <style:style style:name="P128" style:parent-style-name="Textbody" style:family="paragraph">
      <style:text-properties style:font-name="Courier New" style:font-name-complex="Courier New"/>
    </style:style>
    <style:style style:name="P129" style:parent-style-name="Textbody" style:family="paragraph">
      <style:text-properties style:font-name="Courier New" style:font-name-complex="Courier New" fo:language="de" fo:country="DE"/>
    </style:style>
    <style:style style:name="P130" style:parent-style-name="Textbody" style:family="paragraph">
      <style:text-properties fo:language="de" fo:country="DE"/>
    </style:style>
    <style:style style:name="T131" style:parent-style-name="DefaultParagraphFont" style:family="text">
      <style:text-properties style:font-name="Courier New" style:font-name-complex="Courier New"/>
    </style:style>
    <style:style style:name="T132" style:parent-style-name="DefaultParagraphFont" style:family="text">
      <style:text-properties style:font-name="Courier New" style:font-name-complex="Courier New"/>
    </style:style>
    <style:style style:name="P133" style:parent-style-name="Normal" style:family="paragraph">
      <style:paragraph-properties fo:break-before="page"/>
      <style:text-properties fo:hyphenate="true"/>
    </style:style>
  </office:automatic-styles>
  <office:body>
    <office:text text:use-soft-page-breaks="true">
      <text:p text:style-name="P1">Public Docker Registry - dockerhub</text:p>
      <text:p text:style-name="Standard">ajeetkumarv</text:p>
      <text:p text:style-name="Standard">ajeetkumarv7@gmail.com</text:p>
      <text:p text:style-name="Standard"/>
      <text:p text:style-name="Standard">Tutorial https://www.youtube.com/watch?v=fqMOX6JJhGo&amp;t=2172s</text:p>
      <text:p text:style-name="Standard"/>
      <text:p text:style-name="Standard">sample commands</text:p>
      <text:p text:style-name="Standard">docker run mongodb</text:p>
      <text:p text:style-name="Standard">docker run nodejs</text:p>
      <text:p text:style-name="Standard">docker run nginx</text:p>
      <text:p text:style-name="Standard"/>
      <text:p text:style-name="Standard">Docker image is template used to create one or more containers</text:p>
      <text:p text:style-name="Standard">Containers are running instances of images that are isolated and have their own environment</text:p>
      <text:p text:style-name="Standard"/>
      <text:p text:style-name="Standard">Docker editions</text:p>
      <text:p text:style-name="Standard"><text:s text:c="4"/>Community edition</text:p>
      <text:p text:style-name="Standard"><text:s text:c="4"/>Enterprise edition</text:p>
      <text:p text:style-name="Standard"/>
      <text:p text:style-name="Standard">sudo docker run docker/whalesay cowsay Hello-World!</text:p>
      <text:p text:style-name="Standard">sudo docker run docker/whalesay cowsay RunningSecondTime</text:p>
      <text:p text:style-name="Standard"/>
      <text:p text:style-name="Standard">docker run command will run instance of nginx from docker host if already exist. if image is not present on host, it will pull image from dockerhub, only for first time</text:p>
      <text:p text:style-name="Standard"/>
      <text:p text:style-name="Standard">docker ps - list running containers</text:p>
      <text:p text:style-name="Standard">docker ps -a list running and previously stopped containers</text:p>
      <text:p text:style-name="Standard"/>
      <text:p text:style-name="Standard">docker stop &lt;name&gt;/&lt;container id&gt;</text:p>
      <text:p text:style-name="Standard">docker rm &lt;name&gt; to remove stopped/exited container permanently</text:p>
      <text:p text:style-name="Standard"/>
      <text:p text:style-name="Standard">docker images to list images</text:p>
      <text:p text:style-name="Standard"/>
      <text:p text:style-name="Standard">to delete image</text:p>
      <text:p text:style-name="Standard">check no containers are present (running/stopped) of that image</text:p>
      <text:p text:style-name="Standard">docker rmi nginx. stop and delete all container debfore deleteing image</text:p>
      <text:p text:style-name="Standard"/>
      <text:p text:style-name="Standard"><text:span text:style-name="T2">docker pull nginx</text:span><text:s/>to only pull the image and not run right now</text:p>
      <text:p text:style-name="Standard"/>
      <text:p text:style-name="Standard"><text:span text:style-name="T3">docker run ubuntu</text:span><text:s/>this will exit immediately since no service running inside it</text:p>
      <text:p text:style-name="Standard"><text:span text:style-name="T4">docker run ubuntu sleep 5</text:span><text:s/>will exit after 5 seconds</text:p>
      <text:p text:style-name="Standard"/>
      <text:p text:style-name="Standard">docker exec &lt;continer_name&gt; cat /etc/hosts</text:p>
      <text:p text:style-name="Standard"/>
      <text:p text:style-name="P5">docker run kodekloud/simple-webapp</text:p>
      <text:p text:style-name="Standard">this runs in attached mode, means in foreground</text:p>
      <text:p text:style-name="Standard"><text:span text:style-name="T6">docker run -d kodekloud/simple-webapp</text:span><text:s/>to run in detached mode,ie in background</text:p>
      <text:p text:style-name="Standard"><text:span text:style-name="T7">docker attach &lt;id&gt;</text:span><text:s/>to attach in foreground</text:p>
      <text:p text:style-name="Standard"/>
      <text:p text:style-name="Standard"><text:span text:style-name="T8">docker run redis</text:span><text:s/>will run latest version of redis</text:p>
      <text:p text:style-name="Standard"><text:span text:style-name="T9">docker run redis:latest<text:s/></text:span>is the underlying command for above command</text:p>
      <text:p text:style-name="Standard"><text:span text:style-name="T10">docker run redis:4.0</text:span><text:s/>will run this version, this is called a TAG</text:p>
      <text:p text:style-name="Standard"/>
      <text:p text:style-name="Standard">by default non interactive mode, use -i</text:p>
      <text:p text:style-name="Standard">docker run -i image_name</text:p>
      <text:p text:style-name="Standard"><text:s text:c="4"/>will take input without prompt</text:p>
      <text:soft-page-break/>
      <text:p text:style-name="Standard"><text:s/>for interactive mode but not linked to stdin</text:p>
      <text:p text:style-name="Standard"/>
      <text:p text:style-name="Standard"><text:span text:style-name="T11">docker run -it image_name</text:span><text:s/>this will prompt for input, take input and show output</text:p>
      <text:p text:style-name="Standard"/>
      <text:p text:style-name="Standard">Every docker container gets an ip assigned by default</text:p>
      <text:p text:style-name="Standard"/>
      <text:p text:style-name="P12">docker run -p 80:5000 image_name</text:p>
      <text:p text:style-name="P13">docker run -p 8000:5000 image_name</text:p>
      <text:p text:style-name="Standard"><text:s text:c="4"/>all traffic on host 80 is routed to docker container 5000</text:p>
      <text:p text:style-name="Standard"><text:s text:c="4"/>above two commands are running 2 Containers</text:p>
      <text:p text:style-name="Standard"/>
      <text:p text:style-name="P14">docker run -p 3306:3306 mysql</text:p>
      <text:p text:style-name="P15">docker run -p 8306:3306 mysql</text:p>
      <text:p text:style-name="Standard"><text:span text:style-name="T16">docker run -p 8306:3306 mysql</text:span><text:s/>&lt;---- this will cause error since 8306 mapped already</text:p>
      <text:p text:style-name="Standard"/>
      <text:p text:style-name="Standard"><text:span text:style-name="T17">docker run -v<text:s/></text:span><text:span text:style-name="T18">opt/</text:span><text:span text:style-name="T19">datadir:/var/lib/mysql mysql</text:span></text:p>
      <text:p text:style-name="Standard"><text:tab/>mapping mysql inside container to data on host</text:p>
      <text:p text:style-name="Standard"/>
      <text:p text:style-name="Standard"><text:span text:style-name="T20">docker inspect &lt;container_name&gt; w</text:span>ill return details in json</text:p>
      <text:p text:style-name="P21">docker logs &lt;image_name&gt;</text:p>
      <text:p text:style-name="Standard"/>
      <text:p text:style-name="Standard">docker run -e APP_COLOR=blue &lt;image&gt;</text:p>
      <text:p text:style-name="Standard"><text:tab/>this is environment variable</text:p>
      <text:p text:style-name="Standard"/>
      <text:p text:style-name="Standard"/>
      <text:soft-page-break/>
      <text:p text:style-name="P22">Creating image</text:p>
      <text:p text:style-name="Standard"/>
      <text:p text:style-name="Standard">docker build Dockerfile -t ajeetkumarv/my-app</text:p>
      <text:p text:style-name="Standard">docker push ajeetkumarv/my-app</text:p>
      <text:p text:style-name="Standard"><text:tab/>to make it available on public repository</text:p>
      <text:p text:style-name="Standard"/>
      <text:p text:style-name="Standard">docker build .</text:p>
      <text:p text:style-name="Standard">docker build-t my-app .</text:p>
      <text:p text:style-name="Standard">Docker run my-app</text:p>
      <text:p text:style-name="Standard"/>
      <text:p text:style-name="Standard">Dockerfile template</text:p>
      <text:p text:style-name="Standard">INSTRUCTION ARGUMENT</text:p>
      <text:p text:style-name="Standard"/>
      <text:p text:style-name="Standard">Dockerfile Sample</text:p>
      <text:p text:style-name="P23">FROM Ubuntu</text:p>
      <text:p text:style-name="P24"/>
      <text:p text:style-name="P25">RUN apt-get update</text:p>
      <text:p text:style-name="P26">RUN apt-get install python</text:p>
      <text:p text:style-name="P27"/>
      <text:p text:style-name="P28">RUN pip install flask</text:p>
      <text:p text:style-name="P29">RUN pip install flask-mysql</text:p>
      <text:p text:style-name="P30"/>
      <text:p text:style-name="Standard"><text:span text:style-name="T31">COPY .<text:s/></text:span><text:span text:style-name="T32">/opt/source-code</text:span></text:p>
      <text:p text:style-name="P33"/>
      <text:p text:style-name="P34">ENTRYPOINT FLASK_APP=/opt/source-code/app.py flast run</text:p>
      <text:p text:style-name="P35"/>
      <text:p text:style-name="P36">docker history &lt;image&gt;</text:p>
      <text:p text:style-name="Standard"><text:tab/>to see the details how image was created</text:p>
      <text:p text:style-name="Standard"/>
      <text:p text:style-name="Standard">Example image name sleeper</text:p>
      <text:p text:style-name="P37">FROM Ubuntu</text:p>
      <text:p text:style-name="P38">CMD sleep 5</text:p>
      <text:p text:style-name="Standard"/>
      <text:p text:style-name="Standard">docker run sleeper sleep 10</text:p>
      <text:p text:style-name="Standard"/>
      <text:p text:style-name="Standard"/>
      <text:p text:style-name="P39">FROM Ubuntu</text:p>
      <text:p text:style-name="P40">ENTRYPOINT [“sleep”]</text:p>
      <text:p text:style-name="Standard"/>
      <text:p text:style-name="Standard">docker run sleeper 10</text:p>
      <text:p text:style-name="Standard"/>
      <text:p text:style-name="P41">FROM Ubuntu</text:p>
      <text:p text:style-name="P42">ENTRYPOINT [“sleep”]</text:p>
      <text:p text:style-name="P43"/>
      <text:p text:style-name="P44">CMD [“5”]</text:p>
      <text:p text:style-name="Standard"/>
      <text:p text:style-name="Standard">this makes 5 as default command</text:p>
      <text:p text:style-name="Standard"/>
      <text:p text:style-name="Standard">Replacing ENTRYPOINT while running</text:p>
      <text:p text:style-name="P45">docker run –entrypoint sleep sleeper 10</text:p>
      <text:p text:style-name="Standard"/>
      <text:p text:style-name="Standard">By default container attaches to Bridge network</text:p>
      <text:p text:style-name="Standard">docker run ubuntu</text:p>
      <text:p text:style-name="Standard">docker run Ubuntu <text:s/>--network=none</text:p>
      <text:soft-page-break/>
      <text:p text:style-name="Standard">docker run Ubuntu –network=host</text:p>
      <text:p text:style-name="Standard"/>
      <text:p text:style-name="Standard">Birdge is the private network created by docker on host</text:p>
      <text:p text:style-name="Standard">docker network ls</text:p>
      <text:p text:style-name="Standard">docker inspect &lt;container_name&gt;</text:p>
      <text:p text:style-name="Standard"/>
      <text:p text:style-name="Standard">containers resolve each other using their name</text:p>
      <text:p text:style-name="P46">docker DNS ip is 127.0.0.11</text:p>
      <text:p text:style-name="P47"/>
      <text:p text:style-name="P48">Storage</text:p>
      <text:p text:style-name="Textbody"><text:span text:style-name="T49">/var</text:span><text:span text:style-name="T50">/lib/docker</text:span></text:p>
      <text:p text:style-name="Textbody"><text:span text:style-name="T51"><text:tab/></text:span><text:span text:style-name="T52">aufs</text:span></text:p>
      <text:p text:style-name="P53"><text:tab/>containers</text:p>
      <text:p text:style-name="P54"><text:tab/>image</text:p>
      <text:p text:style-name="P55"><text:tab/>volumes</text:p>
      <text:p text:style-name="P56"/>
      <text:p text:style-name="P57">Compose</text:p>
      <text:p text:style-name="P58">docker-compose.yml</text:p>
      <text:p text:style-name="P59">services:</text:p>
      <text:p text:style-name="P60"><text:tab/>web:</text:p>
      <text:p text:style-name="P61"><text:tab/><text:tab/>image: “my-app1”</text:p>
      <text:p text:style-name="P62"><text:tab/>database:</text:p>
      <text:p text:style-name="P63"><text:tab/><text:tab/>image: “mongodb”</text:p>
      <text:p text:style-name="Textbody"/>
      <text:p text:style-name="Textbody">docker run -d --name=redist redis</text:p>
      <text:p text:style-name="Textbody"/>
      <text:p text:style-name="Textbody">docker run -d –name=vote -p 5000:80 --link redis:redis voting-app</text:p>
      <text:p text:style-name="Textbody"/>
      <text:p text:style-name="Textbody"/>
      <text:p text:style-name="Textbody">if using private registry</text:p>
      <text:p text:style-name="P64">docker login private-registry.io</text:p>
      <text:p text:style-name="P65">docker run private-registry.io/apps/internal-app</text:p>
      <text:p text:style-name="Textbody"/>
      <text:p text:style-name="Textbody">cgroups or control groups to control container access to resources</text:p>
      <text:p text:style-name="P66">docker run –cpus=.5 ubuntu</text:p>
      <text:p text:style-name="Textbody"><text:tab/>max 50% of cpu</text:p>
      <text:p text:style-name="P67">docker run --memory=100m ubuntu</text:p>
      <text:p text:style-name="Textbody"><text:tab/>100mb max</text:p>
      <text:p text:style-name="Textbody"/>
      <text:p text:style-name="Textbody"/>
      <text:p text:style-name="Normal"/>
      <text:p text:style-name="P68"/>
      <text:p text:style-name="P69">Mosh</text:p>
      <text:p text:style-name="P70"/>
      <text:p text:style-name="P71">docker build -t hello-docker .</text:p>
      <text:p text:style-name="P72">docker build -t hello-docker -f Dockerfile</text:p>
      <text:p text:style-name="Normal"><text:span text:style-name="T73"><text:tab/></text:span><text:span text:style-name="T74">dot at the end is where docker can find Dockerfile, so current dir in this case.</text:span></text:p>
      <text:p text:style-name="P75"/>
      <text:p text:style-name="P76">docker images</text:p>
      <text:p text:style-name="Normal">or<text:s/></text:p>
      <text:p text:style-name="P77">docker images ls</text:p>
      <text:p text:style-name="Normal"/>
      <text:p text:style-name="P78">docker run hello-docker</text:p>
      <text:p text:style-name="P79">docker run -it hello-docker bash</text:p>
      <text:p text:style-name="Normal"><text:tab/>bash means command to start with</text:p>
      <text:p text:style-name="P80">docker run -d hello-docker</text:p>
      <text:p text:style-name="Normal"><text:tab/>detached more, means background</text:p>
      <text:p text:style-name="P81">docker run -d --name blue-sky hello-docker</text:p>
      <text:p text:style-name="Normal"/>
      <text:p text:style-name="P82">docker logs -f 123</text:p>
      <text:p text:style-name="Normal"><text:tab/>follow the logs by container_id 123</text:p>
      <text:p text:style-name="P83">docker logs -n 5 -t 123</text:p>
      <text:p text:style-name="Normal"><text:tab/>last 5 lines with timestamp for container_id 123</text:p>
      <text:p text:style-name="P84">docker run -d -p 80:3000 react-app</text:p>
      <text:p text:style-name="Normal"><text:tab/>80 of host to 3000 of container</text:p>
      <text:p text:style-name="Normal"/>
      <text:p text:style-name="P85">Sending commands in running container</text:p>
      <text:p text:style-name="P86"/>
      <text:p text:style-name="P87">docker exec react-app ls</text:p>
      <text:p text:style-name="Normal"><text:tab/>run ls in WORKDIR ie /app in container</text:p>
      <text:p text:style-name="P88">docker exec -it react-app sh</text:p>
      <text:p text:style-name="Normal"><text:tab/>connect to sh shell interactive</text:p>
      <text:p text:style-name="P89">docker stop react-app</text:p>
      <text:p text:style-name="P90">docker start react-app</text:p>
      <text:p text:style-name="Normal"><text:tab/>with docker run you start a new container</text:p>
      <text:p text:style-name="Normal"><text:tab/>with docker start u start a stopped one.</text:p>
      <text:p text:style-name="Normal"><text:tab/>react-app can have many tags, use the tag to start or stop or container id</text:p>
      <text:p text:style-name="Normal"/>
      <text:p text:style-name="Normal"/>
      <text:p text:style-name="Normal">play-with-docker.com</text:p>
      <text:p text:style-name="Normal"/>
      <text:p text:style-name="P91">docker pull codewithmosh/hello-docker</text:p>
      <text:p text:style-name="Normal"><text:span text:style-name="T92">docker ps -a</text:span><text:s/>// to see stopped containers.</text:p>
      <text:p text:style-name="Normal"/>
      <text:p text:style-name="Normal"><text:span text:style-name="T93">docker ps -it <text:s/>ubuntu<text:s/></text:span>// interactive mode</text:p>
      <text:p text:style-name="Normal"/>
      <text:p text:style-name="Normal">by default docker runs with root user</text:p>
      <text:p text:style-name="Normal"/>
      <text:p text:style-name="Normal">Dockerfile</text:p>
      <text:p text:style-name="P94"><text:tab/>FROM<text:tab/><text:tab/>CMD</text:p>
      <text:p text:style-name="P95"><text:tab/>WORKDIR<text:tab/>ENTRYPOINT</text:p>
      <text:p text:style-name="P96"><text:tab/>COPY</text:p>
      <text:p text:style-name="P97"><text:tab/>ADD</text:p>
      <text:p text:style-name="P98"><text:tab/>RUN</text:p>
      <text:p text:style-name="P99"><text:tab/>ENV</text:p>
      <text:p text:style-name="P100"><text:tab/>EXPOSE</text:p>
      <text:soft-page-break/>
      <text:p text:style-name="P101"><text:tab/>USER</text:p>
      <text:p text:style-name="Normal">FROM node:latest</text:p>
      <text:p text:style-name="Normal"><text:tab/>by default uses latest, always use with version</text:p>
      <text:p text:style-name="Normal"/>
      <text:p text:style-name="Normal">eg dockerfile</text:p>
      <text:p text:style-name="Normal">if source file has space in <text:s/>it's name</text:p>
      <text:p text:style-name="Normal">COPY ["hello world.txt", .]</text:p>
      <text:p text:style-name="Normal"><text:tab/>file to curr dir in image</text:p>
      <text:p text:style-name="Normal"><text:tab/></text:p>
      <text:p text:style-name="Normal">WORKDIR /app</text:p>
      <text:p text:style-name="Normal">COPY . .</text:p>
      <text:p text:style-name="Normal"><text:tab/>means curr dir in project to curr dir image</text:p>
      <text:p text:style-name="Normal"/>
      <text:p text:style-name="Normal">if you want file from url or ucompress a commpressed file we can</text:p>
      <text:p text:style-name="Normal">ADD http://../file.json .</text:p>
      <text:p text:style-name="Normal">ADD file.zip .</text:p>
      <text:p text:style-name="Normal"><text:tab/>file.zip will be uncompressed</text:p>
      <text:p text:style-name="Normal"><text:tab/></text:p>
      <text:p text:style-name="P102">docker run react-app npm start</text:p>
      <text:p text:style-name="Normal"><text:tab/>last is the command to run after starting.</text:p>
      <text:p text:style-name="Normal"><text:tab/>or you can move npm start to Dockerfile end</text:p>
      <text:p text:style-name="Normal">if you put multiple CMD only last one is effective.</text:p>
      <text:p text:style-name="Normal"/>
      <text:p text:style-name="Normal">docker run react-app --entrypoint</text:p>
      <text:p text:style-name="Normal"/>
      <text:p text:style-name="Normal">Shell form, this is run in separate shell</text:p>
      <text:p text:style-name="Normal"><text:tab/>CMD npm start</text:p>
      <text:p text:style-name="Normal"/>
      <text:p text:style-name="Normal">Exec form</text:p>
      <text:p text:style-name="Normal"><text:tab/>CMD ["npm", "start"]</text:p>
      <text:p text:style-name="Normal"/>
      <text:p text:style-name="Normal">ENTRYPOINT ["npm", "start"]</text:p>
      <text:p text:style-name="Normal"/>
      <text:p text:style-name="P103">docker images</text:p>
      <text:p text:style-name="Normal"><text:tab/>shows dangling images too or loose images</text:p>
      <text:p text:style-name="Normal"><text:tab/>docker was creating these layers and lost the relationship with these layers. we can prune them</text:p>
      <text:p text:style-name="Normal"/>
      <text:p text:style-name="P104">docker container prune</text:p>
      <text:p text:style-name="Normal"><text:tab/>remove stopped containers</text:p>
      <text:p text:style-name="P105">docker image prune</text:p>
      <text:p text:style-name="P106"/>
      <text:p text:style-name="P107">docker image rm hello-docker some-app</text:p>
      <text:p text:style-name="P108">docker build -t react-app:buster</text:p>
      <text:p text:style-name="Normal">or</text:p>
      <text:p text:style-name="P109">docker build -t react-app:3.1.5</text:p>
      <text:p text:style-name="Normal"/>
      <text:p text:style-name="P110">docker images tag react-app:latest react-app:1</text:p>
      <text:p text:style-name="Normal"><text:tab/>give additional tag 1</text:p>
      <text:p text:style-name="P111">docker image tag b06 react-app:latest</text:p>
      <text:p text:style-name="Normal"><text:tab/>so that image points to latest tag</text:p>
      <text:p text:style-name="Normal"/>
      <text:p text:style-name="Normal">Volumes</text:p>
      <text:p text:style-name="Normal"><text:tab/>since we never store data on container file system</text:p>
      <text:p text:style-name="Normal"><text:tab/>we use volume, can be dir on host or cloud</text:p>
      <text:p text:style-name="Normal"/>
      <text:soft-page-break/>
      <text:p text:style-name="Normal">docker volume inspect app-data</text:p>
      <text:p text:style-name="Normal">docker run -d -p 80:3000 -v app-data:/app/data</text:p>
      <text:p text:style-name="Normal"><text:tab/>-v for volume</text:p>
      <text:p text:style-name="Normal"><text:tab/>if any of dir is not present docker will create it.</text:p>
      <text:p text:style-name="Normal"/>
      <text:p text:style-name="P112">docker cp containerid:/app/log.txt .</text:p>
      <text:p text:style-name="P113">docker cp secret.txt containerid:/app</text:p>
      <text:p text:style-name="Normal"/>
      <text:p text:style-name="P114">docker run -d -p 80:3000 -v $(pwd):/app react-app</text:p>
      <text:p text:style-name="Normal"><text:tab/>pwd is linked to /app in containers to changes are linked immediately</text:p>
      <text:p text:style-name="Normal"/>
      <text:p text:style-name="P115">docker image remove react-app:1</text:p>
      <text:p text:style-name="P116">this will remove tag 1, a repo can have multiple tag</text:p>
      <text:p text:style-name="Normal"/>
      <text:p text:style-name="Normal">to docker hub</text:p>
      <text:p text:style-name="P117">docker push codewithmosh/react-app:2</text:p>
      <text:p text:style-name="Normal"/>
      <text:p text:style-name="P118">docker image save -o react-app.tar react-app:3</text:p>
      <text:p text:style-name="P119">docker image load -i react-app.tar</text:p>
      <text:p text:style-name="Normal"/>
      <text:p text:style-name="Normal">---------------------</text:p>
      <text:p text:style-name="Normal">Failed to compile.</text:p>
      <text:p text:style-name="Normal"/>
      <text:p text:style-name="Normal">EACCES: permission denied, mkdir '/app/node_modules/.cache'</text:p>
      <text:p text:style-name="Normal"/>
      <text:p text:style-name="Normal">This could happen if project build was done with diff user and you switched to diff user at the end.</text:p>
      <text:p text:style-name="Normal">in our case we switched to app user in the end, so move it upwards in file.</text:p>
      <text:p text:style-name="Normal"/>
      <text:p text:style-name="Normal">-----------------------</text:p>
      <text:p text:style-name="Normal"/>
      <text:p text:style-name="Normal"/>
      <text:p text:style-name="P120"/>
      <text:p text:style-name="P121">Linux</text:p>
      <text:p text:style-name="Normal">apt: advanced package commands</text:p>
      <text:p text:style-name="Normal">apt list (all might not be installed)</text:p>
      <text:p text:style-name="Normal">apt update (update the package database from various sites)</text:p>
      <text:p text:style-name="Normal">apt install nano</text:p>
      <text:p text:style-name="Normal">apt remove nano</text:p>
      <text:p text:style-name="Normal"/>
      <text:p text:style-name="Normal">grep -i hello file*</text:p>
      <text:p text:style-name="Normal"><text:tab/>search case insensitive word hello in file* files</text:p>
      <text:p text:style-name="Normal">grep -i -r hello .</text:p>
      <text:p text:style-name="Normal"><text:tab/>look for hello in curr dir (-r isimp)</text:p>
      <text:p text:style-name="Normal">find</text:p>
      <text:p text:style-name="Normal"><text:tab/>shows all files in curr dir</text:p>
      <text:p text:style-name="Normal">find -type d</text:p>
      <text:p text:style-name="Normal"><text:tab/>show only dirs, if used f show only files</text:p>
      <text:p text:style-name="Normal">find -type f -iname "f*"</text:p>
      <text:p text:style-name="Normal"><text:tab/>i is for case insensitive</text:p>
      <text:p text:style-name="Normal">mkdir test ; cd test ; echo done</text:p>
      <text:p text:style-name="Normal"><text:tab/>run command in sequence. but no fail proof</text:p>
      <text:p text:style-name="Normal">mkdir test &amp;&amp; cd test &amp;&amp; echo done</text:p>
      <text:p text:style-name="Normal"><text:tab/>if mkdir fails, cd and echo won't be executed</text:p>
      <text:p text:style-name="Normal">mkdir test || echo 'dir exists'</text:p>
      <text:p text:style-name="Normal"><text:tab/>if first one works, echo won't run</text:p>
      <text:p text:style-name="Normal"><text:tab/>if first fails, echo will run</text:p>
      <text:p text:style-name="Normal">ls /bin | less</text:p>
      <text:p text:style-name="Normal"><text:tab/>less uses outpuf of ls</text:p>
      <text:p text:style-name="Normal">printenv</text:p>
      <text:p text:style-name="Normal">useradd</text:p>
      <text:p text:style-name="Normal">usermod</text:p>
      <text:p text:style-name="Normal">userdel</text:p>
      <text:p text:style-name="Normal"><text:tab/>check impact on /et/passwd file*</text:p>
      <text:p text:style-name="Normal">passwords are store in /etc/shadow file</text:p>
      <text:p text:style-name="Normal">adduser bob</text:p>
      <text:p text:style-name="Normal"><text:tab/>this uses useradd underhood and verbose</text:p>
      <text:p text:style-name="Normal">for permissions</text:p>
      <text:p text:style-name="Normal"><text:tab/>rwxrwxrwx<text:tab/>first one is self, then group, then others</text:p>
      <text:p text:style-name="Normal"><text:tab/>by default user is put in group of self name</text:p>
      <text:p text:style-name="Normal">ugo user group others</text:p>
      <text:p text:style-name="Normal"><text:tab/>chmod u+x file.sh</text:p>
      <text:p text:style-name="Normal"><text:tab/><text:span text:style-name="T122">chmod og+x+w-r file.sh</text:span></text:p>
      <text:p text:style-name="Normal"><text:span text:style-name="T123"><text:tab/></text:span><text:span text:style-name="T124"><text:tab/></text:span>adding user execute permissions</text:p>
      <text:p text:style-name="Normal"/>
      <text:p text:style-name="Normal">echo $0 current process location</text:p>
      <text:p text:style-name="Normal"/>
      <text:p text:style-name="Normal">history -c to clean all history</text:p>
      <text:p text:style-name="Normal">!2 to run second command in the history</text:p>
      <text:p text:style-name="Normal"/>
      <text:p text:style-name="Normal">apt is package manager for ubuntu stands for Advanced Package Tool</text:p>
      <text:p text:style-name="Normal">apt-get is low level and for backend, remains backward compatible</text:p>
      <text:p text:style-name="Normal"/>
      <text:p text:style-name="Normal">apt update means update the repository of package</text:p>
      <text:p text:style-name="Normal">apt install nano means install the nano</text:p>
      <text:p text:style-name="Normal">apt remove nano ro remove it.</text:p>
      <text:p text:style-name="Normal"/>
      <text:soft-page-break/>
      <text:p text:style-name="Normal">etc =&gt; editable text configuration</text:p>
      <text:p text:style-name="Normal">var =&gt; variable, keep files that are updated frequently like logs</text:p>
      <text:p text:style-name="Normal">proc =&gt; represents files running processes</text:p>
      <text:p text:style-name="Normal"/>
      <text:p text:style-name="Normal">more cannot scroll up, less is a newer command that more</text:p>
      <text:p text:style-name="Normal"/>
      <text:p text:style-name="Normal"/>
      <text:p text:style-name="Normal"><text:tab/></text:p>
      <text:p text:style-name="Normal"/>
      <text:p text:style-name="Normal"/>
      <text:p text:style-name="Normal"/>
      <text:p text:style-name="Normal">Mosh</text:p>
      <text:p text:style-name="Normal">docker build -t firstapp .</text:p>
      <text:p text:style-name="Normal"/>
      <text:p text:style-name="Normal"/>
      <text:p text:style-name="Normal">I was getting below error</text:p>
      <text:p text:style-name="Normal">Got permission denied while trying to connect to the Docker daemon socket</text:p>
      <text:p text:style-name="Normal"/>
      <text:p text:style-name="Normal">sudo usermod -a -G docker ajeet</text:p>
      <text:p text:style-name="Normal"/>
      <text:p text:style-name="Normal">sudo docker image ls or sudo docker images</text:p>
      <text:p text:style-name="Normal"><text:s text:c="4"/>to list all images<text:s/></text:p>
      <text:p text:style-name="Normal"/>
      <text:p text:style-name="Normal">sudo docker run firstapp</text:p>
      <text:p text:style-name="P125">sudo docker pull &lt;username&gt;/imagename</text:p>
      <text:p text:style-name="P126"/>
      <text:p text:style-name="P127">docker ps</text:p>
      <text:p text:style-name="Normal">docker ps -a // for stopped containers also</text:p>
      <text:p text:style-name="Normal"/>
      <text:p text:style-name="Normal">docker run -it ubuntu // -it is interactive</text:p>
      <text:p text:style-name="Normal"/>
      <text:p text:style-name="Textbody">Docker Compose and Docker machine</text:p>
      <text:p text:style-name="Textbody"/>
      <text:p text:style-name="Textbody">Tool built on top of Docker engine to ease starting multicontainer applications.</text:p>
      <text:p text:style-name="Textbody">This is shipped with Docker Desktop</text:p>
      <text:p text:style-name="Textbody"/>
      <text:p text:style-name="Textbody">Clean workspace</text:p>
      <text:p text:style-name="P128">docker container rm -f $(docker container ls -aq)</text:p>
      <text:p text:style-name="P129">docker image rm -f $(docker image ls -aq)</text:p>
      <text:p text:style-name="P130"/>
      <text:p text:style-name="Textbody">if you have<text:s/><text:span text:style-name="T131">docker-compose.yml</text:span><text:s/>you can run the app with<text:s/><text:span text:style-name="T132">docker-compose up</text:span></text:p>
      <text:p text:style-name="Textbody"/>
      <text:p text:style-name="Textbody"/>
      <text:p text:style-name="P133"/>
      <text:soft-page-break/>
      <text:p text:style-name="Textbody">Docker SWARM or Kubernetes</text:p>
      <text:p text:style-name="Textbody">SWARM is cluster</text:p>
      <text:p text:style-name="Textbody"/>
      <text:p text:style-name="Textbody">Kubernets is industry standard for cluster management developed by google but open source.</text:p>
      <text:p text:style-name="Textbody"/>
      <text:p text:style-name="Textbody">brew install kubectl</text:p>
      <text:p text:style-name="Textbody">kubectl version –client</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SHWAKARMA, Ajeetkumar Shivshankar</dc:creator>
    <meta:creation-date>2020-11-03T19:47:00Z</meta:creation-date>
    <dc:date>2023-08-29T16:42:00Z</dc:date>
    <meta:template xlink:href="Normal.dotm" xlink:type="simple"/>
    <meta:editing-cycles>93</meta:editing-cycles>
    <meta:editing-duration>PT0S</meta:editing-duration>
    <meta:document-statistic meta:page-count="10" meta:paragraph-count="20" meta:word-count="1525" meta:character-count="10200" meta:row-count="72" meta:non-whitespace-character-count="8695"/>
  </office:meta>
</office:document-meta>
</file>